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000" table:style-name="ta1">
        <table:shapes>
          <draw:frame draw:z-index="0" draw:style-name="gr1" draw:text-style-name="P1" svg:width="16.003cm" svg:height="8.997cm" svg:x="8.053cm" svg:y="7.815cm">
            <draw:object draw:notify-on-update-of-ranges="data1000.B19:data1000.B28 data1000.C19:data1000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302cm" svg:height="6.537cm" svg:x="37.018cm" svg:y="8.229cm">
            <draw:object draw:notify-on-update-of-ranges="data1000.R18:data1000.R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205cm" svg:height="5.154cm" svg:x="37.626cm" svg:y="15.39cm">
            <draw:object draw:notify-on-update-of-ranges="data1000.R27:data1000.R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28377" calcext:value-type="float">
            <text:p>28377</text:p>
          </table:table-cell>
          <table:table-cell office:value-type="float" office:value="433.4" calcext:value-type="float">
            <text:p>433.4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9585" calcext:value-type="float">
            <text:p>0.9585</text:p>
          </table:table-cell>
          <table:table-cell table:style-name="ce2" office:value-type="string" calcext:value-type="string">
            <text:p>100%</text:p>
          </table:table-cell>
          <table:table-cell office:value-type="float" office:value="2.04" calcext:value-type="float">
            <text:p>2.04</text:p>
          </table:table-cell>
          <table:table-cell office:value-type="float" office:value="13.68" calcext:value-type="float">
            <text:p>13.6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101" calcext:value-type="float">
            <text:p>101</text:p>
          </table:table-cell>
          <table:table-cell office:value-type="float" office:value="69.5" calcext:value-type="float">
            <text:p>69.5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4" calcext:value-type="float">
            <text:p>0.0034</text:p>
          </table:table-cell>
          <table:table-cell table:style-name="ce2" office:value-type="string" calcext:value-type="string">
            <text:p>0.36%</text:p>
          </table:table-cell>
          <table:table-cell office:value-type="float" office:value="0.17" calcext:value-type="float">
            <text:p>0.17</text:p>
          </table:table-cell>
          <table:table-cell office:value-type="float" office:value="9.911" calcext:value-type="float">
            <text:p>9.91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6" calcext:value-type="float">
            <text:p>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0.0002" calcext:value-type="float">
            <text:p>0.0002</text:p>
          </table:table-cell>
          <table:table-cell table:style-name="ce2" office:value-type="string" calcext:value-type="string">
            <text:p>0.02%</text:p>
          </table:table-cell>
          <table:table-cell office:value-type="float" office:value="0.02" calcext:value-type="float">
            <text:p>0.02</text:p>
          </table:table-cell>
          <table:table-cell office:value-type="float" office:value="6.346" calcext:value-type="float">
            <text:p>6.34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7082" calcext:value-type="float">
            <text:p>7082</text:p>
          </table:table-cell>
          <table:table-cell office:value-type="float" office:value="318.76" calcext:value-type="float">
            <text:p>318.76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2392" calcext:value-type="float">
            <text:p>0.2392</text:p>
          </table:table-cell>
          <table:table-cell table:style-name="ce2" office:value-type="string" calcext:value-type="string">
            <text:p>24.96%</text:p>
          </table:table-cell>
          <table:table-cell office:value-type="float" office:value="0.51" calcext:value-type="float">
            <text:p>0.51</text:p>
          </table:table-cell>
          <table:table-cell office:value-type="float" office:value="13.68" calcext:value-type="float">
            <text:p>13.6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1187" calcext:value-type="float">
            <text:p>21187</text:p>
          </table:table-cell>
          <table:table-cell office:value-type="float" office:value="473.51" calcext:value-type="float">
            <text:p>473.51</text:p>
          </table:table-cell>
          <table:table-cell office:value-type="float" office:value="321" calcext:value-type="float">
            <text:p>321</text:p>
          </table:table-cell>
          <table:table-cell office:value-type="float" office:value="582" calcext:value-type="float">
            <text:p>582</text:p>
          </table:table-cell>
          <table:table-cell office:value-type="float" office:value="0.7156" calcext:value-type="float">
            <text:p>0.7156</text:p>
          </table:table-cell>
          <table:table-cell table:style-name="ce2" office:value-type="string" calcext:value-type="string">
            <text:p>74.66%</text:p>
          </table:table-cell>
          <table:table-cell office:value-type="float" office:value="1.53" calcext:value-type="float">
            <text:p>1.53</text:p>
          </table:table-cell>
          <table:table-cell office:value-type="float" office:value="13.68" calcext:value-type="float">
            <text:p>13.6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office:value-type="float" office:value="0.01" calcext:value-type="float">
            <text:p>0.01</text:p>
          </table:table-cell>
          <table:table-cell office:value-type="float" office:value="6.31" calcext:value-type="float">
            <text:p>6.3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 table:number-rows-repeated="3"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1M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cket Lengths</text:p>
          </table:table-cell>
          <table:table-cell office:value-type="float" office:value="28377" calcext:value-type="float">
            <text:p>28377</text:p>
          </table:table-cell>
          <table:table-cell table:number-columns-repeated="13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0-79</text:p>
          </table:table-cell>
          <table:table-cell office:value-type="float" office:value="101" calcext:value-type="float">
            <text:p>101</text:p>
          </table:table-cell>
          <table:table-cell table:number-columns-repeated="13"/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80-159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60-319</text:p>
          </table:table-cell>
          <table:table-cell office:value-type="float" office:value="7082" calcext:value-type="float">
            <text:p>7082</text:p>
          </table:table-cell>
          <table:table-cell table:number-columns-repeated="13"/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320-639</text:p>
          </table:table-cell>
          <table:table-cell office:value-type="float" office:value="21187" calcext:value-type="float">
            <text:p>21187</text:p>
          </table:table-cell>
          <table:table-cell table:number-columns-repeated="13"/>
          <table:table-cell office:value-type="float" office:value="578" calcext:value-type="float">
            <text:p>5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580" calcext:value-type="float">
            <text:p>58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582" calcext:value-type="float">
            <text:p>582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/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6"/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6"/>
          <table:table-cell office:value-type="float" office:value="514" calcext:value-type="float">
            <text:p>514</text:p>
          </table:table-cell>
          <table:table-cell office:value-type="float" office:value="6965" calcext:value-type="float">
            <text:p>6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1:50:43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4T18:19:41.606000000</dc:date>
    <meta:editing-duration>P1DT7H23M52S</meta:editing-duration>
    <meta:editing-cycles>3</meta:editing-cycles>
    <meta:generator>LibreOffice/7.0.2.2$Windows_X86_64 LibreOffice_project/8349ace3c3162073abd90d81fd06dcfb6b36b994</meta:generator>
    <meta:document-statistic meta:table-count="1" meta:cell-count="19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bar" chart:style-name="ch1">
        <chart:plot-area chart:style-name="ch2" table:cell-range-address="data1000.B19:data1000.C28" chart:data-source-has-labels="column" svg:x="0.32cm" svg:y="0.179cm" svg:width="15.364cm" svg:height="8.64cm">
          <chart:coordinate-region svg:x="1.497cm" svg:y="0.179cm" svg:width="14.187cm" svg:height="6.097cm"/>
          <chart:axis chart:dimension="x" chart:name="primary-x" chart:style-name="ch3" chartooo:axis-type="auto">
            <chartooo:date-scale/>
            <chart:categories table:cell-range-address="data1000.B19:data1000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1000.C19:data1000.C2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00.B19:data1000.B28</svg:desc>
                </draw:g>
              </table:table-cell>
              <table:table-cell office:value-type="float" office:value="0">
                <text:p>0</text:p>
                <draw:g>
                  <svg:desc>data1000.C19:data1000.C28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1187">
                <text:p>21187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03cm" svg:height="6.538cm" xlink:href=".." xlink:type="simple" chart:class="chart:bar" chart:style-name="ch1">
        <chart:plot-area chart:style-name="ch2" table:cell-range-address="data1000.R18:data1000.R26" svg:x="0.246cm" svg:y="0.13cm" svg:width="11.811cm" svg:height="6.278cm">
          <chart:coordinate-region svg:x="1.238cm" svg:y="0.329cm" svg:width="10.819cm" svg:height="5.43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1000.R18:data1000.R26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1000.R18:data1000.R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65">
                <text:p>6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06cm" svg:height="5.155cm" xlink:href=".." xlink:type="simple" chart:class="chart:bar" chart:style-name="ch1">
        <chart:plot-area chart:style-name="ch2" table:cell-range-address="data1000.R27:data1000.R36" svg:x="0.224cm" svg:y="0.103cm" svg:width="10.758cm" svg:height="4.949cm">
          <chart:coordinate-region svg:x="1.216cm" svg:y="0.303cm" svg:width="9.766cm" svg:height="4.1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1000.R27:data1000.R3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1000.R27:data1000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65">
                <text:p>69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